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color="#ffffcc"/>
    </style:style>
    <style:style style:name="P2" style:family="paragraph">
      <style:paragraph-properties fo:text-align="center"/>
    </style:style>
    <style:style style:name="T1" style:family="text">
      <style:text-properties fo:color="#ffff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5.3cm" svg:height="2.6cm" svg:x="7.85cm" svg:y="2.421cm">
          <text:p text:style-name="P1"><text:span text:style-name="T1">Client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4.4cm" svg:height="2.4cm" svg:x="8.3cm" svg:y="7cm">
          <text:p text:style-name="P1"><text:span text:style-name="T1">Login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4cm" svg:height="2.4cm" svg:x="0.9cm" svg:y="7cm">
          <text:p text:style-name="P2"><text:span text:style-name="T1">Quit</text:span></text:p>
          <text:p text:style-name="P2"><text:span text:style-name="T1">On Ev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4cm" svg:height="2.4cm" svg:x="8.3cm" svg:y="12cm">
          <text:p text:style-name="P2"><text:span text:style-name="T1">Validate</text:span></text:p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4cm" svg:height="2.4cm" svg:x="15.6cm" svg:y="6.994cm">
          <text:p text:style-name="P2"><text:span text:style-name="T1">Build GUI</text:span></text:p>
          <text:p text:style-name="P2"><text:span text:style-name="T1">Widgets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4cm" svg:height="2.4cm" svg:x="3.3cm" svg:y="18cm">
          <text:p text:style-name="P2"><text:span text:style-name="T1">Create </text:span></text:p>
          <text:p text:style-name="P2"><text:span text:style-name="T1">Conn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4cm" svg:height="2.4cm" svg:x="13.5cm" svg:y="18cm">
          <text:p text:style-name="P2"><text:span text:style-name="T1">Invalid User</text:span></text:p>
          <text:p text:style-name="P2"><text:span text:style-name="T1">No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4.4cm" svg:height="2.4cm" svg:x="1cm" svg:y="24cm">
          <text:p text:style-name="P2"><text:span text:style-name="T1">No Server</text:span></text:p>
          <text:p text:style-name="P2"><text:span text:style-name="T1">Notific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.4cm" svg:height="2.4cm" svg:x="5.8cm" svg:y="24cm">
          <text:p text:style-name="P2"><text:span text:style-name="T1">Send</text:span></text:p>
          <text:p text:style-name="P2"><text:span text:style-name="T1">Rece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8.3cm" svg:y1="8.2cm" svg:x2="5.3cm" svg:y2="8.2cm" draw:start-shape="id1" draw:start-glue-point="3" draw:end-shape="id2" draw:end-glue-point="1" svg:d="M8300 8200h-3000" svg:viewBox="0 0 3001 1">
          <text:p/>
        </draw:connector>
        <draw:connector draw:style-name="gr2" draw:text-style-name="P2" draw:layer="layout" svg:x1="12.7cm" svg:y1="8.2cm" svg:x2="15.6cm" svg:y2="8.194cm" draw:start-shape="id1" draw:start-glue-point="1" draw:end-shape="id3" draw:end-glue-point="3" svg:d="M12700 8200h1451v-6h1449" svg:viewBox="0 0 2901 7">
          <text:p/>
        </draw:connector>
        <draw:connector draw:style-name="gr2" draw:text-style-name="P2" draw:layer="layout" svg:x1="8.3cm" svg:y1="13.2cm" svg:x2="5.5cm" svg:y2="18cm" draw:start-shape="id4" draw:start-glue-point="3" draw:end-shape="id5" draw:end-glue-point="0" svg:d="M8300 13200h-2800v4800" svg:viewBox="0 0 2801 4801">
          <text:p/>
        </draw:connector>
        <draw:connector draw:style-name="gr2" draw:text-style-name="P2" draw:layer="layout" svg:x1="12.7cm" svg:y1="13.2cm" svg:x2="15.7cm" svg:y2="18cm" draw:start-shape="id4" draw:start-glue-point="1" draw:end-shape="id6" svg:d="M12700 13200h3000v4800" svg:viewBox="0 0 3001 4801">
          <text:p/>
        </draw:connector>
        <draw:connector draw:style-name="gr3" draw:text-style-name="P2" draw:layer="layout" draw:type="lines" svg:x1="10.5cm" svg:y1="9.4cm" svg:x2="10.5cm" svg:y2="12cm" draw:start-shape="id1" draw:start-glue-point="2" draw:end-shape="id4" svg:d="M10500 9400v502 1597 501" svg:viewBox="0 0 1 2601">
          <text:p/>
        </draw:connector>
        <draw:connector draw:style-name="gr3" draw:text-style-name="P2" draw:layer="layout" draw:type="line" svg:x1="10.5cm" svg:y1="5.021cm" svg:x2="10.5cm" svg:y2="7cm" draw:start-shape="id7" draw:start-glue-point="2" draw:end-shape="id1" draw:end-glue-point="0" svg:d="M10500 5021v1979" svg:viewBox="0 0 1 1980">
          <text:p/>
        </draw:connector>
        <draw:connector draw:style-name="gr2" draw:text-style-name="P2" draw:layer="layout" svg:x1="5.5cm" svg:y1="20.4cm" svg:x2="3.2cm" svg:y2="24cm" draw:start-shape="id5" draw:start-glue-point="2" draw:end-shape="id8" draw:end-glue-point="0" svg:d="M5500 20400v1801h-2300v1799" svg:viewBox="0 0 2301 3601">
          <text:p/>
        </draw:connector>
        <draw:connector draw:style-name="gr2" draw:text-style-name="P2" draw:layer="layout" svg:x1="5.5cm" svg:y1="20.4cm" svg:x2="8cm" svg:y2="24cm" draw:start-shape="id5" draw:start-glue-point="2" draw:end-shape="id9" svg:d="M5500 20400v1801h2500v1799" svg:viewBox="0 0 2501 3601">
          <text:p/>
        </draw:connector>
        <draw:custom-shape draw:style-name="gr1" draw:text-style-name="P1" xml:id="id10" draw:id="id10" draw:layer="layout" svg:width="4.4cm" svg:height="2.4cm" svg:x="8.3cm" svg:y="18cm">
          <text:p text:style-name="P2"><text:span text:style-name="T1">Main Chat</text:span></text:p>
          <text:p text:style-name="P2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0.5cm" svg:y1="14.4cm" svg:x2="10.5cm" svg:y2="18cm" draw:start-shape="id4" draw:start-glue-point="2" draw:end-shape="id10" draw:end-glue-point="0" svg:d="M10500 14400v3600" svg:viewBox="0 0 1 3601">
          <text:p/>
        </draw:connector>
      </draw:page>
      <draw:page draw:name="page2" draw:style-name="dp1" draw:master-page-name="Default">
        <draw:custom-shape draw:style-name="gr1" draw:text-style-name="P1" xml:id="id11" draw:id="id11" draw:layer="layout" svg:width="5.3cm" svg:height="2.6cm" svg:x="7.85cm" svg:y="2.2cm">
          <text:p text:style-name="P1"><text:span text:style-name="T1">Main Chat</text:span></text:p>
          <text:p text:style-name="P1"><text:span text:style-name="T1"><text:s/></text:span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4.4cm" svg:height="2.4cm" svg:x="5.6cm" svg:y="9.6cm">
          <text:p text:style-name="P1"><text:span text:style-name="T1">Receive</text:span></text:p>
          <text:p text:style-name="P1"><text:span text:style-name="T1">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4.4cm" svg:height="2.4cm" svg:x="1cm" svg:y="6.1cm">
          <text:p text:style-name="P2"><text:span text:style-name="T1">Quit</text:span></text:p>
          <text:p text:style-name="P2"><text:span text:style-name="T1">On Ev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4.4cm" svg:height="2.4cm" svg:x="11.043cm" svg:y="9.6cm">
          <text:p text:style-name="P2"><text:span text:style-name="T1">Send </text:span></text:p>
          <text:p text:style-name="P2"><text:span text:style-name="T1">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4.4cm" svg:height="2.4cm" svg:x="15.6cm" svg:y="6.1cm">
          <text:p text:style-name="P2"><text:span text:style-name="T1">Build GUI</text:span></text:p>
          <text:p text:style-name="P2"><text:span text:style-name="T1">Widgets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4.4cm" svg:height="2.4cm" svg:x="2.4cm" svg:y="13.9cm">
          <text:p text:style-name="P2"><text:span text:style-name="T1">Listen </text:span></text:p>
          <text:p text:style-name="P2"><text:span text:style-name="T1">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4.4cm" svg:height="2.4cm" svg:x="8.3cm" svg:y="13.9cm">
          <text:p text:style-name="P2"><text:span text:style-name="T1">Append Text</text:span></text:p>
          <text:p text:style-name="P2"><text:span text:style-name="T1">To Scr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7.85cm" svg:y1="3.5cm" svg:x2="3.2cm" svg:y2="6.1cm" draw:start-shape="id11" draw:start-glue-point="3" draw:end-shape="id12" draw:end-glue-point="0" svg:d="M7850 3500h-4650v2600" svg:viewBox="0 0 4651 2601">
          <text:p/>
        </draw:connector>
        <draw:connector draw:style-name="gr2" draw:text-style-name="P2" draw:layer="layout" svg:x1="13.15cm" svg:y1="3.5cm" svg:x2="17.8cm" svg:y2="6.1cm" draw:start-shape="id11" draw:start-glue-point="1" draw:end-shape="id13" draw:end-glue-point="0" svg:d="M13150 3500h4650v2600" svg:viewBox="0 0 4651 2601">
          <text:p/>
        </draw:connector>
        <draw:custom-shape draw:style-name="gr1" draw:text-style-name="P1" xml:id="id18" draw:id="id18" draw:layer="layout" svg:width="4.4cm" svg:height="2.4cm" svg:x="14.3cm" svg:y="13.9cm">
          <text:p text:style-name="P2"><text:span text:style-name="T1">Grab Text </text:span></text:p>
          <text:p text:style-name="P2"><text:span text:style-name="T1">&amp; 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0.5cm" svg:y1="4.8cm" svg:x2="7.8cm" svg:y2="9.6cm" draw:start-shape="id11" draw:start-glue-point="2" draw:end-shape="id14" draw:end-glue-point="0" svg:d="M10500 4800v2401h-2700v2399" svg:viewBox="0 0 2701 4801">
          <text:p/>
        </draw:connector>
        <draw:connector draw:style-name="gr2" draw:text-style-name="P2" draw:layer="layout" svg:x1="10.5cm" svg:y1="4.8cm" svg:x2="13.243cm" svg:y2="9.6cm" draw:start-shape="id11" draw:start-glue-point="2" draw:end-shape="id15" draw:end-glue-point="0" svg:d="M10500 4800v2401h2743v2399" svg:viewBox="0 0 2744 4801">
          <text:p/>
        </draw:connector>
        <draw:connector draw:style-name="gr2" draw:text-style-name="P2" draw:layer="layout" svg:x1="7.8cm" svg:y1="12cm" svg:x2="4.6cm" svg:y2="13.9cm" draw:start-shape="id14" draw:start-glue-point="2" draw:end-shape="id16" draw:end-glue-point="0" svg:d="M7800 12000v951h-3200v949" svg:viewBox="0 0 3201 1901">
          <text:p/>
        </draw:connector>
        <draw:connector draw:style-name="gr2" draw:text-style-name="P2" draw:layer="layout" svg:x1="7.8cm" svg:y1="12cm" svg:x2="8.3cm" svg:y2="15.1cm" draw:start-shape="id14" draw:start-glue-point="2" draw:end-shape="id17" draw:end-glue-point="3" svg:d="M7800 12000v951h-1v2149h501" svg:viewBox="0 0 502 3101">
          <text:p/>
        </draw:connector>
        <draw:connector draw:style-name="gr2" draw:text-style-name="P2" draw:layer="layout" svg:x1="13.243cm" svg:y1="12cm" svg:x2="12.7cm" svg:y2="15.1cm" draw:start-shape="id15" draw:start-glue-point="2" draw:end-shape="id17" draw:end-glue-point="1" svg:d="M13243 12000v3100h-543" svg:viewBox="0 0 544 3101">
          <text:p/>
        </draw:connector>
        <draw:connector draw:style-name="gr2" draw:text-style-name="P2" draw:layer="layout" svg:x1="16.5cm" svg:y1="13.9cm" svg:x2="13.243cm" svg:y2="12cm" draw:start-shape="id18" draw:start-glue-point="0" draw:end-shape="id15" draw:end-glue-point="2" svg:d="M16500 13900v-949h-3257v-951" svg:viewBox="0 0 3258 1901">
          <text:p/>
        </draw:connector>
      </draw:page>
      <draw:page draw:name="page3" draw:style-name="dp1" draw:master-page-name="Default">
        <draw:custom-shape draw:style-name="gr1" draw:text-style-name="P1" xml:id="id19" draw:id="id19" draw:layer="layout" svg:width="5.3cm" svg:height="2.6cm" svg:x="7.85cm" svg:y="2.8cm">
          <text:p text:style-name="P1"><text:span text:style-name="T1">Twisted</text:span></text:p>
          <text:p text:style-name="P1"><text:span text:style-name="T1">Chat</text:span></text:p>
          <text:p text:style-name="P1"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4.4cm" svg:height="2.4cm" svg:x="8.3cm" svg:y="7.5cm">
          <text:p text:style-name="P2"><text:span text:style-name="T1">Listen For</text:span></text:p>
          <text:p text:style-name="P2"><text:span text:style-name="T1">Incom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4.4cm" svg:height="2.4cm" svg:x="4.6cm" svg:y="16cm">
          <text:p text:style-name="P2"><text:span text:style-name="T1">Line</text:span></text:p>
          <text:p text:style-name="P2"><text:span text:style-name="T1">Receiv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4" draw:id="id24" draw:layer="layout" svg:width="4.4cm" svg:height="2.4cm" svg:x="14.3cm" svg:y="11cm">
          <text:p text:style-name="P2"><text:span text:style-name="T1">Connection</text:span></text:p>
          <text:p text:style-name="P2"><text:span text:style-name="T1">Los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3" draw:id="id23" draw:layer="layout" svg:width="4.4cm" svg:height="2.4cm" svg:x="2.3cm" svg:y="11cm">
          <text:p text:style-name="P2"><text:span text:style-name="T1">Connection</text:span></text:p>
          <text:p text:style-name="P2"><text:span text:style-name="T1">Ma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0.5cm" svg:y1="5.4cm" svg:x2="10.5cm" svg:y2="7.5cm" draw:start-shape="id19" draw:start-glue-point="2" draw:end-shape="id20" draw:end-glue-point="0" svg:d="M10500 5400v2100" svg:viewBox="0 0 1 2101">
          <text:p/>
        </draw:connector>
        <draw:custom-shape draw:style-name="gr1" draw:text-style-name="P1" xml:id="id22" draw:id="id22" draw:layer="layout" svg:width="4.4cm" svg:height="2.4cm" svg:x="4.6cm" svg:y="20.9cm">
          <text:p text:style-name="P2"><text:span text:style-name="T1">Handle User</text:span></text:p>
          <text:p text:style-name="P2"><text:span text:style-name="T1">Cha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5" draw:id="id25" draw:layer="layout" svg:width="4.4cm" svg:height="2.4cm" svg:x="12.068cm" svg:y="15.963cm">
          <text:p text:style-name="P2"><text:span text:style-name="T1">Broadcast</text:span></text:p>
          <text:p text:style-name="P2"><text:span text:style-name="T1">Mess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6" draw:id="id26" draw:layer="layout" svg:width="4.4cm" svg:height="2.4cm" svg:x="12.1cm" svg:y="20.9cm">
          <text:p text:style-name="P2"><text:span text:style-name="T1">Handle User</text:span></text:p>
          <text:p text:style-name="P2"><text:span text:style-name="T1">Registr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6.8cm" svg:y1="18.4cm" svg:x2="6.8cm" svg:y2="20.9cm" draw:start-shape="id21" draw:start-glue-point="2" draw:end-shape="id22" draw:end-glue-point="0" svg:d="M6800 18400v2500" svg:viewBox="0 0 1 2501">
          <text:p/>
        </draw:connector>
        <draw:connector draw:style-name="gr2" draw:text-style-name="P2" draw:layer="layout" svg:x1="4.5cm" svg:y1="11cm" svg:x2="8.3cm" svg:y2="8.7cm" draw:start-shape="id23" draw:start-glue-point="0" draw:end-shape="id20" draw:end-glue-point="3" svg:d="M4500 11000v-2300h3800" svg:viewBox="0 0 3801 2301">
          <text:p/>
        </draw:connector>
        <draw:connector draw:style-name="gr2" draw:text-style-name="P2" draw:layer="layout" svg:x1="12.7cm" svg:y1="8.7cm" svg:x2="16.5cm" svg:y2="11cm" draw:start-shape="id20" draw:start-glue-point="1" draw:end-shape="id24" draw:end-glue-point="0" svg:d="M12700 8700h3800v2300" svg:viewBox="0 0 3801 2301">
          <text:p/>
        </draw:connector>
        <draw:connector draw:style-name="gr2" draw:text-style-name="P2" draw:layer="layout" draw:line-skew="-0.035cm" svg:x1="9cm" svg:y1="22.1cm" svg:x2="12.068cm" svg:y2="17.163cm" draw:start-shape="id22" draw:start-glue-point="1" draw:end-shape="id25" draw:end-glue-point="3" svg:d="M9000 22100h1500v-4937h1568" svg:viewBox="0 0 3069 4938">
          <text:p/>
        </draw:connector>
        <draw:connector draw:style-name="gr2" draw:text-style-name="P2" draw:layer="layout" svg:x1="16.5cm" svg:y1="13.4cm" svg:x2="14.268cm" svg:y2="15.963cm" draw:start-shape="id24" draw:start-glue-point="2" draw:end-shape="id25" draw:end-glue-point="0" svg:d="M16500 13400v1282h-2232v1281" svg:viewBox="0 0 2233 2564">
          <text:p/>
        </draw:connector>
        <draw:connector draw:style-name="gr3" draw:text-style-name="P2" draw:layer="layout" draw:type="line" svg:x1="14.268cm" svg:y1="18.363cm" svg:x2="14.3cm" svg:y2="20.9cm" draw:start-shape="id25" draw:start-glue-point="2" draw:end-shape="id26" draw:end-glue-point="0" svg:d="M14268 18363l32 2537" svg:viewBox="0 0 33 2538">
          <text:p/>
        </draw:connector>
        <draw:connector draw:style-name="gr2" draw:text-style-name="P2" draw:layer="layout" draw:line-skew="-0.399cm 0.398cm" svg:x1="4.6cm" svg:y1="17.2cm" svg:x2="14.3cm" svg:y2="23.3cm" draw:start-shape="id21" draw:start-glue-point="3" draw:end-shape="id26" draw:end-glue-point="2" svg:d="M4600 17200h-900v7000h10600v-900" svg:viewBox="0 0 10601 7001">
          <text:p/>
        </draw:connector>
        <draw:connector draw:style-name="gr2" draw:text-style-name="P2" draw:layer="layout" svg:x1="4.5cm" svg:y1="13.4cm" svg:x2="6.8cm" svg:y2="16cm" draw:start-shape="id23" draw:start-glue-point="2" draw:end-shape="id21" draw:end-glue-point="0" svg:d="M4500 13400v1301h2300v1299" svg:viewBox="0 0 230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6666ff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ren </meta:initial-creator>
    <meta:creation-date>2014-11-08T19:56:01.681307872</meta:creation-date>
    <dc:date>2014-11-08T23:41:31.886880297</dc:date>
    <dc:creator>Darren </dc:creator>
    <meta:editing-duration>PT2H9M10S</meta:editing-duration>
    <meta:editing-cycles>8</meta:editing-cycles>
    <meta:generator>LibreOffice/4.2.7.2$Linux_X86_64 LibreOffice_project/420m0$Build-2</meta:generator>
    <meta:document-statistic meta:object-count="52"/>
  </office:meta>
</office:document-meta>
</file>